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26.252cm" fo:min-width="0cm" fo:padding-top="0.135cm" fo:padding-bottom="0.135cm" fo:padding-left="0.26cm" fo:padding-right="0.26cm"/>
    </style:style>
    <style:style style:name="gr2" style:family="graphic" style:parent-style-name="standard">
      <style:graphic-properties draw:stroke="dash" draw:stroke-dash="Dashed_20__28_var_29_" svg:stroke-color="#000000" draw:fill="none" draw:textarea-horizontal-align="justify" draw:textarea-vertical-align="middle" draw:auto-grow-height="false" fo:min-height="0.58cm" fo:min-width="0cm"/>
    </style:style>
    <style:style style:name="gr3" style:family="graphic" style:parent-style-name="standard">
      <style:graphic-properties draw:stroke="dash" draw:stroke-dash="Dashed_20__28_var_29_" svg:stroke-color="#000000" draw:fill="solid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draw:stroke-dash="Fine_20_Dashed" svg:stroke-color="#000000" draw:fill="none" draw:fill-color="#ffffff" fo:min-height="0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26.522cm" svg:x="1.2cm" svg:y="1.1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5cm" svg:height="0.83cm" svg:x="1.2cm" svg:y="1.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315cm" svg:y="1.4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2cm" svg:y="2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315cm" svg:y="2.3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2cm" svg:y="2.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315cm" svg:y="3.1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2cm" svg:y="3.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315cm" svg:y="3.9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2cm" svg:y="4.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315cm" svg:y="4.8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2cm" svg:y="5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315cm" svg:y="5.6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2cm" svg:y="6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315cm" svg:y="6.4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2cm" svg:y="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315cm" svg:y="7.2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2cm" svg:y="7.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315cm" svg:y="8.1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2cm" svg:y="8.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315cm" svg:y="8.9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2cm" svg:y="9.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315cm" svg:y="9.7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2cm" svg:y="10.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315cm" svg:y="10.6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2cm" svg:y="11.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315cm" svg:y="11.4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2cm" svg:y="11.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315cm" svg:y="12.2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2cm" svg:y="12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315cm" svg:y="13.1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2cm" svg:y="13.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315cm" svg:y="13.9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2cm" svg:y="14.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315cm" svg:y="14.7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2cm" svg:y="15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315cm" svg:y="1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2cm" svg:y="16.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315cm" svg:y="16.4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2cm" svg:y="16.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315cm" svg:y="17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2cm" svg:y="1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315cm" svg:y="18.0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2cm" svg:y="18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315cm" svg:y="18.9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2cm" svg:y="19.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315cm" svg:y="19.7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2cm" svg:y="20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315cm" svg:y="2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2cm" svg:y="21.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315cm" svg:y="21.4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2cm" svg:y="21.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315cm" svg:y="22.2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2cm" svg:y="22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315cm" svg:y="23.0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2cm" svg:y="23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315cm" svg:y="23.8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2cm" svg:y="24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315cm" svg:y="24.7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2cm" svg:y="25.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315cm" svg:y="25.5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2cm" svg:y="26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315cm" svg:y="26.3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2cm" svg:y="26.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315cm" svg:y="27.215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0.5cm" svg:height="26.522cm" svg:x="1.728cm" svg:y="1.1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5cm" svg:height="0.83cm" svg:x="1.728cm" svg:y="1.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843cm" svg:y="1.4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728cm" svg:y="2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843cm" svg:y="2.3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728cm" svg:y="2.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843cm" svg:y="3.1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728cm" svg:y="3.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843cm" svg:y="3.9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728cm" svg:y="4.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843cm" svg:y="4.8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728cm" svg:y="5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843cm" svg:y="5.6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728cm" svg:y="6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843cm" svg:y="6.4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728cm" svg:y="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843cm" svg:y="7.2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728cm" svg:y="7.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843cm" svg:y="8.1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728cm" svg:y="8.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843cm" svg:y="8.9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728cm" svg:y="9.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843cm" svg:y="9.7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728cm" svg:y="10.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843cm" svg:y="10.6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728cm" svg:y="11.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843cm" svg:y="11.4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728cm" svg:y="11.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843cm" svg:y="12.2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728cm" svg:y="12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843cm" svg:y="13.1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728cm" svg:y="13.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843cm" svg:y="13.9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728cm" svg:y="14.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843cm" svg:y="14.7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728cm" svg:y="15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843cm" svg:y="1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728cm" svg:y="16.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843cm" svg:y="16.4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728cm" svg:y="16.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843cm" svg:y="17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728cm" svg:y="1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843cm" svg:y="18.0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728cm" svg:y="18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843cm" svg:y="18.9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728cm" svg:y="19.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843cm" svg:y="19.7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728cm" svg:y="20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843cm" svg:y="2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728cm" svg:y="21.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843cm" svg:y="21.4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728cm" svg:y="21.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843cm" svg:y="22.2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728cm" svg:y="22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843cm" svg:y="23.0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728cm" svg:y="23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843cm" svg:y="23.8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728cm" svg:y="24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843cm" svg:y="24.7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728cm" svg:y="25.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843cm" svg:y="25.5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728cm" svg:y="26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843cm" svg:y="26.3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.728cm" svg:y="26.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.843cm" svg:y="27.215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0.5cm" svg:height="26.522cm" svg:x="2.256cm" svg:y="1.1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5cm" svg:height="0.83cm" svg:x="2.256cm" svg:y="1.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371cm" svg:y="1.4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256cm" svg:y="2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371cm" svg:y="2.3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256cm" svg:y="2.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371cm" svg:y="3.1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256cm" svg:y="3.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371cm" svg:y="3.9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256cm" svg:y="4.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371cm" svg:y="4.8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256cm" svg:y="5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371cm" svg:y="5.6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256cm" svg:y="6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371cm" svg:y="6.4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256cm" svg:y="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371cm" svg:y="7.2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256cm" svg:y="7.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371cm" svg:y="8.1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256cm" svg:y="8.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371cm" svg:y="8.9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256cm" svg:y="9.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371cm" svg:y="9.7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256cm" svg:y="10.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371cm" svg:y="10.6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256cm" svg:y="11.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371cm" svg:y="11.4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256cm" svg:y="11.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371cm" svg:y="12.2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256cm" svg:y="12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371cm" svg:y="13.1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256cm" svg:y="13.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371cm" svg:y="13.9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256cm" svg:y="14.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371cm" svg:y="14.7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256cm" svg:y="15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371cm" svg:y="1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256cm" svg:y="16.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371cm" svg:y="16.4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256cm" svg:y="16.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371cm" svg:y="17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256cm" svg:y="1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371cm" svg:y="18.0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256cm" svg:y="18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371cm" svg:y="18.9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256cm" svg:y="19.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371cm" svg:y="19.7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256cm" svg:y="20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371cm" svg:y="2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256cm" svg:y="21.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371cm" svg:y="21.4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256cm" svg:y="21.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371cm" svg:y="22.2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256cm" svg:y="22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371cm" svg:y="23.0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256cm" svg:y="23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371cm" svg:y="23.8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256cm" svg:y="24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371cm" svg:y="24.7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256cm" svg:y="25.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371cm" svg:y="25.5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256cm" svg:y="26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371cm" svg:y="26.3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256cm" svg:y="26.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371cm" svg:y="27.215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0.5cm" svg:height="26.522cm" svg:x="2.784cm" svg:y="1.1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5cm" svg:height="0.83cm" svg:x="2.784cm" svg:y="1.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899cm" svg:y="1.4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784cm" svg:y="2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899cm" svg:y="2.3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784cm" svg:y="2.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899cm" svg:y="3.1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784cm" svg:y="3.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899cm" svg:y="3.9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784cm" svg:y="4.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899cm" svg:y="4.8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784cm" svg:y="5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899cm" svg:y="5.6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784cm" svg:y="6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899cm" svg:y="6.4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784cm" svg:y="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899cm" svg:y="7.2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784cm" svg:y="7.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899cm" svg:y="8.1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784cm" svg:y="8.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899cm" svg:y="8.9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784cm" svg:y="9.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899cm" svg:y="9.7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784cm" svg:y="10.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899cm" svg:y="10.6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784cm" svg:y="11.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899cm" svg:y="11.4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784cm" svg:y="11.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899cm" svg:y="12.2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784cm" svg:y="12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899cm" svg:y="13.1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784cm" svg:y="13.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899cm" svg:y="13.9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784cm" svg:y="14.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899cm" svg:y="14.7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784cm" svg:y="15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899cm" svg:y="1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784cm" svg:y="16.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899cm" svg:y="16.4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784cm" svg:y="16.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899cm" svg:y="17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784cm" svg:y="1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899cm" svg:y="18.0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784cm" svg:y="18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899cm" svg:y="18.9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784cm" svg:y="19.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899cm" svg:y="19.7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784cm" svg:y="20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899cm" svg:y="2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784cm" svg:y="21.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899cm" svg:y="21.4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784cm" svg:y="21.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899cm" svg:y="22.2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784cm" svg:y="22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899cm" svg:y="23.0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784cm" svg:y="23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899cm" svg:y="23.8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784cm" svg:y="24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899cm" svg:y="24.7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784cm" svg:y="25.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899cm" svg:y="25.5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784cm" svg:y="26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899cm" svg:y="26.3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2.784cm" svg:y="26.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2.899cm" svg:y="27.215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0.5cm" svg:height="26.522cm" svg:x="3.312cm" svg:y="1.1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5cm" svg:height="0.83cm" svg:x="3.312cm" svg:y="1.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427cm" svg:y="1.4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312cm" svg:y="2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427cm" svg:y="2.3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312cm" svg:y="2.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427cm" svg:y="3.1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312cm" svg:y="3.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427cm" svg:y="3.9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312cm" svg:y="4.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427cm" svg:y="4.8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312cm" svg:y="5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427cm" svg:y="5.6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312cm" svg:y="6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427cm" svg:y="6.4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312cm" svg:y="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427cm" svg:y="7.2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312cm" svg:y="7.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427cm" svg:y="8.1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312cm" svg:y="8.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427cm" svg:y="8.9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312cm" svg:y="9.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427cm" svg:y="9.7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312cm" svg:y="10.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427cm" svg:y="10.6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312cm" svg:y="11.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427cm" svg:y="11.4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312cm" svg:y="11.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427cm" svg:y="12.2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312cm" svg:y="12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427cm" svg:y="13.1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312cm" svg:y="13.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427cm" svg:y="13.9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312cm" svg:y="14.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427cm" svg:y="14.7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312cm" svg:y="15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427cm" svg:y="1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312cm" svg:y="16.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427cm" svg:y="16.4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312cm" svg:y="16.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427cm" svg:y="17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312cm" svg:y="1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427cm" svg:y="18.0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312cm" svg:y="18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427cm" svg:y="18.9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312cm" svg:y="19.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427cm" svg:y="19.7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312cm" svg:y="20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427cm" svg:y="2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312cm" svg:y="21.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427cm" svg:y="21.4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312cm" svg:y="21.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427cm" svg:y="22.2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312cm" svg:y="22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427cm" svg:y="23.0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312cm" svg:y="23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427cm" svg:y="23.8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312cm" svg:y="24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427cm" svg:y="24.7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312cm" svg:y="25.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427cm" svg:y="25.5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312cm" svg:y="26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427cm" svg:y="26.3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312cm" svg:y="26.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427cm" svg:y="27.215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0.5cm" svg:height="26.522cm" svg:x="3.84cm" svg:y="1.1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5cm" svg:height="0.83cm" svg:x="3.84cm" svg:y="1.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955cm" svg:y="1.4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84cm" svg:y="2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955cm" svg:y="2.3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84cm" svg:y="2.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955cm" svg:y="3.1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84cm" svg:y="3.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955cm" svg:y="3.9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84cm" svg:y="4.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955cm" svg:y="4.8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84cm" svg:y="5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955cm" svg:y="5.6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84cm" svg:y="6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955cm" svg:y="6.4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84cm" svg:y="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955cm" svg:y="7.2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84cm" svg:y="7.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955cm" svg:y="8.1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84cm" svg:y="8.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955cm" svg:y="8.9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84cm" svg:y="9.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955cm" svg:y="9.7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84cm" svg:y="10.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955cm" svg:y="10.6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84cm" svg:y="11.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955cm" svg:y="11.4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84cm" svg:y="11.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955cm" svg:y="12.2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84cm" svg:y="12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955cm" svg:y="13.1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84cm" svg:y="13.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955cm" svg:y="13.9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84cm" svg:y="14.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955cm" svg:y="14.7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84cm" svg:y="15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955cm" svg:y="1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84cm" svg:y="16.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955cm" svg:y="16.4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84cm" svg:y="16.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955cm" svg:y="17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84cm" svg:y="1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955cm" svg:y="18.0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84cm" svg:y="18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955cm" svg:y="18.9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84cm" svg:y="19.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955cm" svg:y="19.7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84cm" svg:y="20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955cm" svg:y="2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84cm" svg:y="21.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955cm" svg:y="21.4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84cm" svg:y="21.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955cm" svg:y="22.2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84cm" svg:y="22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955cm" svg:y="23.0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84cm" svg:y="23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955cm" svg:y="23.8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84cm" svg:y="24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955cm" svg:y="24.7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84cm" svg:y="25.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955cm" svg:y="25.5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84cm" svg:y="26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955cm" svg:y="26.3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3.84cm" svg:y="26.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3.955cm" svg:y="27.215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0.5cm" svg:height="26.522cm" svg:x="4.368cm" svg:y="1.1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5cm" svg:height="0.83cm" svg:x="4.368cm" svg:y="1.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4.483cm" svg:y="1.4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368cm" svg:y="2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4.483cm" svg:y="2.3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368cm" svg:y="2.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4.483cm" svg:y="3.1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368cm" svg:y="3.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4.483cm" svg:y="3.9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368cm" svg:y="4.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4.483cm" svg:y="4.8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368cm" svg:y="5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4.483cm" svg:y="5.6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368cm" svg:y="6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4.483cm" svg:y="6.4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368cm" svg:y="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4.483cm" svg:y="7.2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368cm" svg:y="7.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4.483cm" svg:y="8.1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368cm" svg:y="8.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4.483cm" svg:y="8.9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368cm" svg:y="9.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4.483cm" svg:y="9.7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368cm" svg:y="10.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4.483cm" svg:y="10.6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368cm" svg:y="11.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4.483cm" svg:y="11.4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368cm" svg:y="11.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4.483cm" svg:y="12.2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368cm" svg:y="12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4.483cm" svg:y="13.1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368cm" svg:y="13.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4.483cm" svg:y="13.9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368cm" svg:y="14.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4.483cm" svg:y="14.7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368cm" svg:y="15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4.483cm" svg:y="1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368cm" svg:y="16.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4.483cm" svg:y="16.4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368cm" svg:y="16.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4.483cm" svg:y="17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368cm" svg:y="1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4.483cm" svg:y="18.0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368cm" svg:y="18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4.483cm" svg:y="18.9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368cm" svg:y="19.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4.483cm" svg:y="19.7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368cm" svg:y="20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4.483cm" svg:y="2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368cm" svg:y="21.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4.483cm" svg:y="21.4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368cm" svg:y="21.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4.483cm" svg:y="22.2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368cm" svg:y="22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4.483cm" svg:y="23.0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368cm" svg:y="23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4.483cm" svg:y="23.8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368cm" svg:y="24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4.483cm" svg:y="24.7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368cm" svg:y="25.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4.483cm" svg:y="25.5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368cm" svg:y="26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4.483cm" svg:y="26.3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368cm" svg:y="26.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4.483cm" svg:y="27.215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0.5cm" svg:height="26.522cm" svg:x="4.896cm" svg:y="1.1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5cm" svg:height="0.83cm" svg:x="4.896cm" svg:y="1.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011cm" svg:y="1.4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896cm" svg:y="2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011cm" svg:y="2.3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896cm" svg:y="2.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011cm" svg:y="3.1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896cm" svg:y="3.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011cm" svg:y="3.9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896cm" svg:y="4.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011cm" svg:y="4.8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896cm" svg:y="5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011cm" svg:y="5.6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896cm" svg:y="6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011cm" svg:y="6.4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896cm" svg:y="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011cm" svg:y="7.2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896cm" svg:y="7.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011cm" svg:y="8.1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896cm" svg:y="8.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011cm" svg:y="8.9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896cm" svg:y="9.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011cm" svg:y="9.7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896cm" svg:y="10.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011cm" svg:y="10.6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896cm" svg:y="11.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011cm" svg:y="11.4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896cm" svg:y="11.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011cm" svg:y="12.2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896cm" svg:y="12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011cm" svg:y="13.1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896cm" svg:y="13.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011cm" svg:y="13.9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896cm" svg:y="14.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011cm" svg:y="14.7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896cm" svg:y="15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011cm" svg:y="1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896cm" svg:y="16.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011cm" svg:y="16.4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896cm" svg:y="16.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011cm" svg:y="17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896cm" svg:y="1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011cm" svg:y="18.0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896cm" svg:y="18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011cm" svg:y="18.9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896cm" svg:y="19.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011cm" svg:y="19.7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896cm" svg:y="20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011cm" svg:y="2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896cm" svg:y="21.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011cm" svg:y="21.4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896cm" svg:y="21.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011cm" svg:y="22.2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896cm" svg:y="22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011cm" svg:y="23.0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896cm" svg:y="23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011cm" svg:y="23.8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896cm" svg:y="24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011cm" svg:y="24.7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896cm" svg:y="25.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011cm" svg:y="25.5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896cm" svg:y="26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011cm" svg:y="26.3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4.896cm" svg:y="26.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011cm" svg:y="27.215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0.5cm" svg:height="26.522cm" svg:x="5.424cm" svg:y="1.1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5cm" svg:height="0.83cm" svg:x="5.424cm" svg:y="1.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539cm" svg:y="1.4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424cm" svg:y="2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539cm" svg:y="2.3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424cm" svg:y="2.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539cm" svg:y="3.1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424cm" svg:y="3.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539cm" svg:y="3.9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424cm" svg:y="4.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539cm" svg:y="4.8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424cm" svg:y="5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539cm" svg:y="5.6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424cm" svg:y="6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539cm" svg:y="6.4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424cm" svg:y="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539cm" svg:y="7.2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424cm" svg:y="7.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539cm" svg:y="8.1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424cm" svg:y="8.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539cm" svg:y="8.9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424cm" svg:y="9.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539cm" svg:y="9.7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424cm" svg:y="10.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539cm" svg:y="10.6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424cm" svg:y="11.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539cm" svg:y="11.4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424cm" svg:y="11.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539cm" svg:y="12.2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424cm" svg:y="12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539cm" svg:y="13.1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424cm" svg:y="13.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539cm" svg:y="13.9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424cm" svg:y="14.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539cm" svg:y="14.7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424cm" svg:y="15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539cm" svg:y="1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424cm" svg:y="16.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539cm" svg:y="16.4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424cm" svg:y="16.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539cm" svg:y="17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424cm" svg:y="1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539cm" svg:y="18.0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424cm" svg:y="18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539cm" svg:y="18.9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424cm" svg:y="19.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539cm" svg:y="19.7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424cm" svg:y="20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539cm" svg:y="2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424cm" svg:y="21.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539cm" svg:y="21.4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424cm" svg:y="21.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539cm" svg:y="22.2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424cm" svg:y="22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539cm" svg:y="23.0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424cm" svg:y="23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539cm" svg:y="23.8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424cm" svg:y="24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539cm" svg:y="24.7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424cm" svg:y="25.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539cm" svg:y="25.5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424cm" svg:y="26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539cm" svg:y="26.3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424cm" svg:y="26.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5.539cm" svg:y="27.215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0.5cm" svg:height="26.522cm" svg:x="5.952cm" svg:y="1.1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5cm" svg:height="0.83cm" svg:x="5.952cm" svg:y="1.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067cm" svg:y="1.4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952cm" svg:y="2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067cm" svg:y="2.3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952cm" svg:y="2.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067cm" svg:y="3.1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952cm" svg:y="3.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067cm" svg:y="3.9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952cm" svg:y="4.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067cm" svg:y="4.8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952cm" svg:y="5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067cm" svg:y="5.6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952cm" svg:y="6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067cm" svg:y="6.4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952cm" svg:y="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067cm" svg:y="7.2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952cm" svg:y="7.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067cm" svg:y="8.1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952cm" svg:y="8.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067cm" svg:y="8.9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952cm" svg:y="9.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067cm" svg:y="9.7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952cm" svg:y="10.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067cm" svg:y="10.6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952cm" svg:y="11.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067cm" svg:y="11.4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952cm" svg:y="11.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067cm" svg:y="12.2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952cm" svg:y="12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067cm" svg:y="13.1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952cm" svg:y="13.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067cm" svg:y="13.9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952cm" svg:y="14.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067cm" svg:y="14.7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952cm" svg:y="15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067cm" svg:y="1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952cm" svg:y="16.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067cm" svg:y="16.4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952cm" svg:y="16.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067cm" svg:y="17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952cm" svg:y="1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067cm" svg:y="18.0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952cm" svg:y="18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067cm" svg:y="18.9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952cm" svg:y="19.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067cm" svg:y="19.7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952cm" svg:y="20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067cm" svg:y="2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952cm" svg:y="21.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067cm" svg:y="21.4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952cm" svg:y="21.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067cm" svg:y="22.2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952cm" svg:y="22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067cm" svg:y="23.0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952cm" svg:y="23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067cm" svg:y="23.8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952cm" svg:y="24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067cm" svg:y="24.7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952cm" svg:y="25.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067cm" svg:y="25.5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952cm" svg:y="26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067cm" svg:y="26.3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5.952cm" svg:y="26.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067cm" svg:y="27.215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0.5cm" svg:height="26.522cm" svg:x="6.48cm" svg:y="1.1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5cm" svg:height="0.83cm" svg:x="6.48cm" svg:y="1.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595cm" svg:y="1.4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6.48cm" svg:y="2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595cm" svg:y="2.3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6.48cm" svg:y="2.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595cm" svg:y="3.1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6.48cm" svg:y="3.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595cm" svg:y="3.9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6.48cm" svg:y="4.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595cm" svg:y="4.8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6.48cm" svg:y="5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595cm" svg:y="5.6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6.48cm" svg:y="6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595cm" svg:y="6.4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6.48cm" svg:y="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595cm" svg:y="7.2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6.48cm" svg:y="7.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595cm" svg:y="8.1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6.48cm" svg:y="8.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595cm" svg:y="8.9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6.48cm" svg:y="9.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595cm" svg:y="9.7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6.48cm" svg:y="10.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595cm" svg:y="10.6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6.48cm" svg:y="11.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595cm" svg:y="11.4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6.48cm" svg:y="11.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595cm" svg:y="12.2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6.48cm" svg:y="12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595cm" svg:y="13.1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6.48cm" svg:y="13.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595cm" svg:y="13.9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6.48cm" svg:y="14.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595cm" svg:y="14.7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6.48cm" svg:y="15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595cm" svg:y="1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6.48cm" svg:y="16.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595cm" svg:y="16.4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6.48cm" svg:y="16.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595cm" svg:y="17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6.48cm" svg:y="1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595cm" svg:y="18.0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6.48cm" svg:y="18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595cm" svg:y="18.9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6.48cm" svg:y="19.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595cm" svg:y="19.7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6.48cm" svg:y="20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595cm" svg:y="2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6.48cm" svg:y="21.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595cm" svg:y="21.4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6.48cm" svg:y="21.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595cm" svg:y="22.2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6.48cm" svg:y="22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595cm" svg:y="23.0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6.48cm" svg:y="23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595cm" svg:y="23.8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6.48cm" svg:y="24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595cm" svg:y="24.7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6.48cm" svg:y="25.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595cm" svg:y="25.5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6.48cm" svg:y="26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595cm" svg:y="26.3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6.48cm" svg:y="26.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6.595cm" svg:y="27.215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0.5cm" svg:height="26.522cm" svg:x="7.008cm" svg:y="1.1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5cm" svg:height="0.83cm" svg:x="7.008cm" svg:y="1.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123cm" svg:y="1.4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008cm" svg:y="2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123cm" svg:y="2.3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008cm" svg:y="2.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123cm" svg:y="3.1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008cm" svg:y="3.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123cm" svg:y="3.9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008cm" svg:y="4.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123cm" svg:y="4.8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008cm" svg:y="5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123cm" svg:y="5.6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008cm" svg:y="6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123cm" svg:y="6.4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008cm" svg:y="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123cm" svg:y="7.2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008cm" svg:y="7.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123cm" svg:y="8.1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008cm" svg:y="8.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123cm" svg:y="8.9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008cm" svg:y="9.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123cm" svg:y="9.7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008cm" svg:y="10.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123cm" svg:y="10.6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008cm" svg:y="11.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123cm" svg:y="11.4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008cm" svg:y="11.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123cm" svg:y="12.2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008cm" svg:y="12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123cm" svg:y="13.1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008cm" svg:y="13.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123cm" svg:y="13.9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008cm" svg:y="14.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123cm" svg:y="14.7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008cm" svg:y="15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123cm" svg:y="1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008cm" svg:y="16.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123cm" svg:y="16.4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008cm" svg:y="16.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123cm" svg:y="17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008cm" svg:y="1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123cm" svg:y="18.0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008cm" svg:y="18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123cm" svg:y="18.9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008cm" svg:y="19.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123cm" svg:y="19.7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008cm" svg:y="20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123cm" svg:y="2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008cm" svg:y="21.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123cm" svg:y="21.4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008cm" svg:y="21.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123cm" svg:y="22.2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008cm" svg:y="22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123cm" svg:y="23.0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008cm" svg:y="23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123cm" svg:y="23.8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008cm" svg:y="24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123cm" svg:y="24.7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008cm" svg:y="25.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123cm" svg:y="25.5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008cm" svg:y="26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123cm" svg:y="26.3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008cm" svg:y="26.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123cm" svg:y="27.215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0.5cm" svg:height="26.522cm" svg:x="7.536cm" svg:y="1.1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5cm" svg:height="0.83cm" svg:x="7.536cm" svg:y="1.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651cm" svg:y="1.4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536cm" svg:y="2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651cm" svg:y="2.3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536cm" svg:y="2.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651cm" svg:y="3.1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536cm" svg:y="3.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651cm" svg:y="3.9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536cm" svg:y="4.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651cm" svg:y="4.8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536cm" svg:y="5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651cm" svg:y="5.6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536cm" svg:y="6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651cm" svg:y="6.4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536cm" svg:y="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651cm" svg:y="7.2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536cm" svg:y="7.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651cm" svg:y="8.1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536cm" svg:y="8.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651cm" svg:y="8.9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536cm" svg:y="9.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651cm" svg:y="9.7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536cm" svg:y="10.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651cm" svg:y="10.6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536cm" svg:y="11.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651cm" svg:y="11.4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536cm" svg:y="11.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651cm" svg:y="12.2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536cm" svg:y="12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651cm" svg:y="13.1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536cm" svg:y="13.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651cm" svg:y="13.9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536cm" svg:y="14.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651cm" svg:y="14.7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536cm" svg:y="15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651cm" svg:y="1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536cm" svg:y="16.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651cm" svg:y="16.4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536cm" svg:y="16.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651cm" svg:y="17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536cm" svg:y="1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651cm" svg:y="18.0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536cm" svg:y="18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651cm" svg:y="18.9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536cm" svg:y="19.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651cm" svg:y="19.7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536cm" svg:y="20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651cm" svg:y="2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536cm" svg:y="21.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651cm" svg:y="21.4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536cm" svg:y="21.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651cm" svg:y="22.2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536cm" svg:y="22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651cm" svg:y="23.0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536cm" svg:y="23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651cm" svg:y="23.8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536cm" svg:y="24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651cm" svg:y="24.7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536cm" svg:y="25.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651cm" svg:y="25.5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536cm" svg:y="26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651cm" svg:y="26.3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7.536cm" svg:y="26.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7.651cm" svg:y="27.215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0.5cm" svg:height="26.522cm" svg:x="8.064cm" svg:y="1.1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5cm" svg:height="0.83cm" svg:x="8.064cm" svg:y="1.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179cm" svg:y="1.4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064cm" svg:y="2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179cm" svg:y="2.3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064cm" svg:y="2.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179cm" svg:y="3.1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064cm" svg:y="3.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179cm" svg:y="3.9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064cm" svg:y="4.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179cm" svg:y="4.8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064cm" svg:y="5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179cm" svg:y="5.6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064cm" svg:y="6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179cm" svg:y="6.4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064cm" svg:y="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179cm" svg:y="7.2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064cm" svg:y="7.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179cm" svg:y="8.1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064cm" svg:y="8.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179cm" svg:y="8.9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064cm" svg:y="9.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179cm" svg:y="9.7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064cm" svg:y="10.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179cm" svg:y="10.6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064cm" svg:y="11.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179cm" svg:y="11.4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064cm" svg:y="11.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179cm" svg:y="12.2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064cm" svg:y="12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179cm" svg:y="13.1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064cm" svg:y="13.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179cm" svg:y="13.9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064cm" svg:y="14.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179cm" svg:y="14.7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064cm" svg:y="15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179cm" svg:y="1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064cm" svg:y="16.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179cm" svg:y="16.4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064cm" svg:y="16.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179cm" svg:y="17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064cm" svg:y="1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179cm" svg:y="18.0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064cm" svg:y="18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179cm" svg:y="18.9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064cm" svg:y="19.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179cm" svg:y="19.7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064cm" svg:y="20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179cm" svg:y="2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064cm" svg:y="21.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179cm" svg:y="21.4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064cm" svg:y="21.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179cm" svg:y="22.2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064cm" svg:y="22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179cm" svg:y="23.0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064cm" svg:y="23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179cm" svg:y="23.8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064cm" svg:y="24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179cm" svg:y="24.7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064cm" svg:y="25.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179cm" svg:y="25.5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064cm" svg:y="26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179cm" svg:y="26.3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064cm" svg:y="26.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179cm" svg:y="27.215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0.5cm" svg:height="26.522cm" svg:x="8.592cm" svg:y="1.1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5cm" svg:height="0.83cm" svg:x="8.592cm" svg:y="1.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707cm" svg:y="1.4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592cm" svg:y="2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707cm" svg:y="2.3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592cm" svg:y="2.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707cm" svg:y="3.1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592cm" svg:y="3.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707cm" svg:y="3.9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592cm" svg:y="4.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707cm" svg:y="4.8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592cm" svg:y="5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707cm" svg:y="5.6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592cm" svg:y="6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707cm" svg:y="6.4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592cm" svg:y="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707cm" svg:y="7.2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592cm" svg:y="7.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707cm" svg:y="8.1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592cm" svg:y="8.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707cm" svg:y="8.9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592cm" svg:y="9.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707cm" svg:y="9.7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592cm" svg:y="10.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707cm" svg:y="10.6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592cm" svg:y="11.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707cm" svg:y="11.4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592cm" svg:y="11.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707cm" svg:y="12.2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592cm" svg:y="12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707cm" svg:y="13.1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592cm" svg:y="13.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707cm" svg:y="13.9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592cm" svg:y="14.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707cm" svg:y="14.7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592cm" svg:y="15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707cm" svg:y="1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592cm" svg:y="16.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707cm" svg:y="16.4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592cm" svg:y="16.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707cm" svg:y="17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592cm" svg:y="1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707cm" svg:y="18.0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592cm" svg:y="18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707cm" svg:y="18.9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592cm" svg:y="19.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707cm" svg:y="19.7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592cm" svg:y="20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707cm" svg:y="2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592cm" svg:y="21.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707cm" svg:y="21.4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592cm" svg:y="21.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707cm" svg:y="22.2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592cm" svg:y="22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707cm" svg:y="23.0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592cm" svg:y="23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707cm" svg:y="23.8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592cm" svg:y="24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707cm" svg:y="24.7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592cm" svg:y="25.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707cm" svg:y="25.5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592cm" svg:y="26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707cm" svg:y="26.3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8.592cm" svg:y="26.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8.707cm" svg:y="27.215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0.5cm" svg:height="26.522cm" svg:x="9.12cm" svg:y="1.1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5cm" svg:height="0.83cm" svg:x="9.12cm" svg:y="1.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235cm" svg:y="1.4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12cm" svg:y="2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235cm" svg:y="2.3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12cm" svg:y="2.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235cm" svg:y="3.1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12cm" svg:y="3.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235cm" svg:y="3.9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12cm" svg:y="4.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235cm" svg:y="4.8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12cm" svg:y="5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235cm" svg:y="5.6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12cm" svg:y="6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235cm" svg:y="6.4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12cm" svg:y="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235cm" svg:y="7.2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12cm" svg:y="7.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235cm" svg:y="8.1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12cm" svg:y="8.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235cm" svg:y="8.9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12cm" svg:y="9.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235cm" svg:y="9.7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12cm" svg:y="10.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235cm" svg:y="10.6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12cm" svg:y="11.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235cm" svg:y="11.4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12cm" svg:y="11.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235cm" svg:y="12.2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12cm" svg:y="12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235cm" svg:y="13.1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12cm" svg:y="13.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235cm" svg:y="13.9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12cm" svg:y="14.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235cm" svg:y="14.7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12cm" svg:y="15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235cm" svg:y="1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12cm" svg:y="16.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235cm" svg:y="16.4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12cm" svg:y="16.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235cm" svg:y="17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12cm" svg:y="1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235cm" svg:y="18.0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12cm" svg:y="18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235cm" svg:y="18.9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12cm" svg:y="19.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235cm" svg:y="19.7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12cm" svg:y="20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235cm" svg:y="2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12cm" svg:y="21.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235cm" svg:y="21.4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12cm" svg:y="21.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235cm" svg:y="22.2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12cm" svg:y="22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235cm" svg:y="23.0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12cm" svg:y="23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235cm" svg:y="23.8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12cm" svg:y="24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235cm" svg:y="24.7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12cm" svg:y="25.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235cm" svg:y="25.5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12cm" svg:y="26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235cm" svg:y="26.3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12cm" svg:y="26.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235cm" svg:y="27.215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0.5cm" svg:height="26.522cm" svg:x="9.647cm" svg:y="1.1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5cm" svg:height="0.83cm" svg:x="9.647cm" svg:y="1.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762cm" svg:y="1.4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647cm" svg:y="2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762cm" svg:y="2.3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647cm" svg:y="2.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762cm" svg:y="3.1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647cm" svg:y="3.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762cm" svg:y="3.9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647cm" svg:y="4.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762cm" svg:y="4.8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647cm" svg:y="5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762cm" svg:y="5.6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647cm" svg:y="6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762cm" svg:y="6.4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647cm" svg:y="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762cm" svg:y="7.2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647cm" svg:y="7.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762cm" svg:y="8.1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647cm" svg:y="8.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762cm" svg:y="8.9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647cm" svg:y="9.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762cm" svg:y="9.7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647cm" svg:y="10.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762cm" svg:y="10.6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647cm" svg:y="11.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762cm" svg:y="11.4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647cm" svg:y="11.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762cm" svg:y="12.2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647cm" svg:y="12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762cm" svg:y="13.1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647cm" svg:y="13.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762cm" svg:y="13.9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647cm" svg:y="14.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762cm" svg:y="14.7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647cm" svg:y="15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762cm" svg:y="1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647cm" svg:y="16.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762cm" svg:y="16.4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647cm" svg:y="16.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762cm" svg:y="17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647cm" svg:y="1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762cm" svg:y="18.0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647cm" svg:y="18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762cm" svg:y="18.9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647cm" svg:y="19.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762cm" svg:y="19.7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647cm" svg:y="20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762cm" svg:y="2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647cm" svg:y="21.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762cm" svg:y="21.4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647cm" svg:y="21.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762cm" svg:y="22.2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647cm" svg:y="22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762cm" svg:y="23.0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647cm" svg:y="23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762cm" svg:y="23.8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647cm" svg:y="24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762cm" svg:y="24.7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647cm" svg:y="25.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762cm" svg:y="25.5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647cm" svg:y="26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762cm" svg:y="26.3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9.647cm" svg:y="26.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9.762cm" svg:y="27.215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0.5cm" svg:height="26.522cm" svg:x="10.175cm" svg:y="1.1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5cm" svg:height="0.83cm" svg:x="10.175cm" svg:y="1.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29cm" svg:y="1.4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175cm" svg:y="2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29cm" svg:y="2.3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175cm" svg:y="2.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29cm" svg:y="3.1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175cm" svg:y="3.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29cm" svg:y="3.9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175cm" svg:y="4.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29cm" svg:y="4.8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175cm" svg:y="5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29cm" svg:y="5.6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175cm" svg:y="6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29cm" svg:y="6.4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175cm" svg:y="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29cm" svg:y="7.2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175cm" svg:y="7.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29cm" svg:y="8.1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175cm" svg:y="8.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29cm" svg:y="8.9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175cm" svg:y="9.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29cm" svg:y="9.7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175cm" svg:y="10.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29cm" svg:y="10.6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175cm" svg:y="11.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29cm" svg:y="11.4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175cm" svg:y="11.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29cm" svg:y="12.2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175cm" svg:y="12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29cm" svg:y="13.1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175cm" svg:y="13.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29cm" svg:y="13.9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175cm" svg:y="14.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29cm" svg:y="14.7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175cm" svg:y="15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29cm" svg:y="1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175cm" svg:y="16.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29cm" svg:y="16.4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175cm" svg:y="16.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29cm" svg:y="17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175cm" svg:y="1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29cm" svg:y="18.0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175cm" svg:y="18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29cm" svg:y="18.9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175cm" svg:y="19.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29cm" svg:y="19.7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175cm" svg:y="20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29cm" svg:y="2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175cm" svg:y="21.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29cm" svg:y="21.4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175cm" svg:y="21.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29cm" svg:y="22.2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175cm" svg:y="22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29cm" svg:y="23.0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175cm" svg:y="23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29cm" svg:y="23.8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175cm" svg:y="24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29cm" svg:y="24.7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175cm" svg:y="25.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29cm" svg:y="25.5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175cm" svg:y="26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29cm" svg:y="26.3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175cm" svg:y="26.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29cm" svg:y="27.215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0.5cm" svg:height="26.522cm" svg:x="10.703cm" svg:y="1.1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5cm" svg:height="0.83cm" svg:x="10.703cm" svg:y="1.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818cm" svg:y="1.4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703cm" svg:y="2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818cm" svg:y="2.3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703cm" svg:y="2.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818cm" svg:y="3.1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703cm" svg:y="3.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818cm" svg:y="3.9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703cm" svg:y="4.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818cm" svg:y="4.8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703cm" svg:y="5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818cm" svg:y="5.6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703cm" svg:y="6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818cm" svg:y="6.4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703cm" svg:y="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818cm" svg:y="7.2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703cm" svg:y="7.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818cm" svg:y="8.1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703cm" svg:y="8.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818cm" svg:y="8.9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703cm" svg:y="9.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818cm" svg:y="9.7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703cm" svg:y="10.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818cm" svg:y="10.6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703cm" svg:y="11.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818cm" svg:y="11.4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703cm" svg:y="11.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818cm" svg:y="12.2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703cm" svg:y="12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818cm" svg:y="13.1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703cm" svg:y="13.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818cm" svg:y="13.9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703cm" svg:y="14.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818cm" svg:y="14.7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703cm" svg:y="15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818cm" svg:y="1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703cm" svg:y="16.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818cm" svg:y="16.4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703cm" svg:y="16.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818cm" svg:y="17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703cm" svg:y="1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818cm" svg:y="18.0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703cm" svg:y="18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818cm" svg:y="18.9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703cm" svg:y="19.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818cm" svg:y="19.7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703cm" svg:y="20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818cm" svg:y="2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703cm" svg:y="21.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818cm" svg:y="21.4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703cm" svg:y="21.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818cm" svg:y="22.2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703cm" svg:y="22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818cm" svg:y="23.0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703cm" svg:y="23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818cm" svg:y="23.8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703cm" svg:y="24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818cm" svg:y="24.7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703cm" svg:y="25.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818cm" svg:y="25.5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703cm" svg:y="26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818cm" svg:y="26.3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0.703cm" svg:y="26.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0.818cm" svg:y="27.215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0.5cm" svg:height="26.522cm" svg:x="11.231cm" svg:y="1.1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5cm" svg:height="0.83cm" svg:x="11.231cm" svg:y="1.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346cm" svg:y="1.4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231cm" svg:y="2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346cm" svg:y="2.3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231cm" svg:y="2.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346cm" svg:y="3.1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231cm" svg:y="3.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346cm" svg:y="3.9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231cm" svg:y="4.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346cm" svg:y="4.8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231cm" svg:y="5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346cm" svg:y="5.6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231cm" svg:y="6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346cm" svg:y="6.4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231cm" svg:y="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346cm" svg:y="7.2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231cm" svg:y="7.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346cm" svg:y="8.1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231cm" svg:y="8.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346cm" svg:y="8.9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231cm" svg:y="9.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346cm" svg:y="9.7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231cm" svg:y="10.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346cm" svg:y="10.6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231cm" svg:y="11.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346cm" svg:y="11.4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231cm" svg:y="11.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346cm" svg:y="12.2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231cm" svg:y="12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346cm" svg:y="13.1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231cm" svg:y="13.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346cm" svg:y="13.9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231cm" svg:y="14.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346cm" svg:y="14.7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231cm" svg:y="15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346cm" svg:y="1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231cm" svg:y="16.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346cm" svg:y="16.4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231cm" svg:y="16.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346cm" svg:y="17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231cm" svg:y="1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346cm" svg:y="18.0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231cm" svg:y="18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346cm" svg:y="18.9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231cm" svg:y="19.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346cm" svg:y="19.7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231cm" svg:y="20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346cm" svg:y="2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231cm" svg:y="21.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346cm" svg:y="21.4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231cm" svg:y="21.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346cm" svg:y="22.2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231cm" svg:y="22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346cm" svg:y="23.0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231cm" svg:y="23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346cm" svg:y="23.8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231cm" svg:y="24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346cm" svg:y="24.7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231cm" svg:y="25.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346cm" svg:y="25.5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231cm" svg:y="26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346cm" svg:y="26.3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231cm" svg:y="26.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346cm" svg:y="27.215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0.5cm" svg:height="26.522cm" svg:x="11.759cm" svg:y="1.1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5cm" svg:height="0.83cm" svg:x="11.759cm" svg:y="1.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874cm" svg:y="1.4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759cm" svg:y="2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874cm" svg:y="2.3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759cm" svg:y="2.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874cm" svg:y="3.1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759cm" svg:y="3.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874cm" svg:y="3.9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759cm" svg:y="4.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874cm" svg:y="4.8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759cm" svg:y="5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874cm" svg:y="5.6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759cm" svg:y="6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874cm" svg:y="6.4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759cm" svg:y="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874cm" svg:y="7.2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759cm" svg:y="7.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874cm" svg:y="8.1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759cm" svg:y="8.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874cm" svg:y="8.9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759cm" svg:y="9.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874cm" svg:y="9.7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759cm" svg:y="10.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874cm" svg:y="10.6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759cm" svg:y="11.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874cm" svg:y="11.4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759cm" svg:y="11.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874cm" svg:y="12.2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759cm" svg:y="12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874cm" svg:y="13.1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759cm" svg:y="13.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874cm" svg:y="13.9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759cm" svg:y="14.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874cm" svg:y="14.7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759cm" svg:y="15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874cm" svg:y="1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759cm" svg:y="16.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874cm" svg:y="16.4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759cm" svg:y="16.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874cm" svg:y="17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759cm" svg:y="1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874cm" svg:y="18.0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759cm" svg:y="18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874cm" svg:y="18.9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759cm" svg:y="19.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874cm" svg:y="19.7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759cm" svg:y="20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874cm" svg:y="2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759cm" svg:y="21.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874cm" svg:y="21.4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759cm" svg:y="21.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874cm" svg:y="22.2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759cm" svg:y="22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874cm" svg:y="23.0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759cm" svg:y="23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874cm" svg:y="23.8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759cm" svg:y="24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874cm" svg:y="24.7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759cm" svg:y="25.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874cm" svg:y="25.5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759cm" svg:y="26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874cm" svg:y="26.3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1.759cm" svg:y="26.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1.874cm" svg:y="27.215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0.5cm" svg:height="26.522cm" svg:x="12.287cm" svg:y="1.1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5cm" svg:height="0.83cm" svg:x="12.287cm" svg:y="1.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402cm" svg:y="1.4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287cm" svg:y="2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402cm" svg:y="2.3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287cm" svg:y="2.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402cm" svg:y="3.1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287cm" svg:y="3.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402cm" svg:y="3.9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287cm" svg:y="4.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402cm" svg:y="4.8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287cm" svg:y="5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402cm" svg:y="5.6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287cm" svg:y="6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402cm" svg:y="6.4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287cm" svg:y="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402cm" svg:y="7.2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287cm" svg:y="7.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402cm" svg:y="8.1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287cm" svg:y="8.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402cm" svg:y="8.9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287cm" svg:y="9.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402cm" svg:y="9.7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287cm" svg:y="10.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402cm" svg:y="10.6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287cm" svg:y="11.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402cm" svg:y="11.4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287cm" svg:y="11.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402cm" svg:y="12.2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287cm" svg:y="12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402cm" svg:y="13.1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287cm" svg:y="13.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402cm" svg:y="13.9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287cm" svg:y="14.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402cm" svg:y="14.7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287cm" svg:y="15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402cm" svg:y="1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287cm" svg:y="16.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402cm" svg:y="16.4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287cm" svg:y="16.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402cm" svg:y="17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287cm" svg:y="1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402cm" svg:y="18.0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287cm" svg:y="18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402cm" svg:y="18.9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287cm" svg:y="19.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402cm" svg:y="19.7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287cm" svg:y="20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402cm" svg:y="2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287cm" svg:y="21.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402cm" svg:y="21.4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287cm" svg:y="21.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402cm" svg:y="22.2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287cm" svg:y="22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402cm" svg:y="23.0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287cm" svg:y="23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402cm" svg:y="23.8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287cm" svg:y="24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402cm" svg:y="24.7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287cm" svg:y="25.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402cm" svg:y="25.5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287cm" svg:y="26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402cm" svg:y="26.3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287cm" svg:y="26.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402cm" svg:y="27.215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0.5cm" svg:height="26.522cm" svg:x="12.815cm" svg:y="1.1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5cm" svg:height="0.83cm" svg:x="12.815cm" svg:y="1.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93cm" svg:y="1.4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815cm" svg:y="2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93cm" svg:y="2.3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815cm" svg:y="2.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93cm" svg:y="3.1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815cm" svg:y="3.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93cm" svg:y="3.9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815cm" svg:y="4.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93cm" svg:y="4.8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815cm" svg:y="5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93cm" svg:y="5.6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815cm" svg:y="6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93cm" svg:y="6.4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815cm" svg:y="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93cm" svg:y="7.2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815cm" svg:y="7.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93cm" svg:y="8.1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815cm" svg:y="8.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93cm" svg:y="8.9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815cm" svg:y="9.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93cm" svg:y="9.7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815cm" svg:y="10.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93cm" svg:y="10.6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815cm" svg:y="11.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93cm" svg:y="11.4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815cm" svg:y="11.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93cm" svg:y="12.2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815cm" svg:y="12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93cm" svg:y="13.1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815cm" svg:y="13.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93cm" svg:y="13.9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815cm" svg:y="14.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93cm" svg:y="14.7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815cm" svg:y="15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93cm" svg:y="1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815cm" svg:y="16.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93cm" svg:y="16.4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815cm" svg:y="16.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93cm" svg:y="17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815cm" svg:y="1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93cm" svg:y="18.0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815cm" svg:y="18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93cm" svg:y="18.9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815cm" svg:y="19.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93cm" svg:y="19.7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815cm" svg:y="20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93cm" svg:y="2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815cm" svg:y="21.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93cm" svg:y="21.4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815cm" svg:y="21.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93cm" svg:y="22.2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815cm" svg:y="22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93cm" svg:y="23.0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815cm" svg:y="23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93cm" svg:y="23.8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815cm" svg:y="24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93cm" svg:y="24.7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815cm" svg:y="25.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93cm" svg:y="25.5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815cm" svg:y="26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93cm" svg:y="26.3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2.815cm" svg:y="26.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2.93cm" svg:y="27.215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0.5cm" svg:height="26.522cm" svg:x="13.343cm" svg:y="1.1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5cm" svg:height="0.83cm" svg:x="13.343cm" svg:y="1.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458cm" svg:y="1.4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343cm" svg:y="2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458cm" svg:y="2.3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343cm" svg:y="2.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458cm" svg:y="3.1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343cm" svg:y="3.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458cm" svg:y="3.9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343cm" svg:y="4.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458cm" svg:y="4.8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343cm" svg:y="5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458cm" svg:y="5.6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343cm" svg:y="6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458cm" svg:y="6.4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343cm" svg:y="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458cm" svg:y="7.2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343cm" svg:y="7.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458cm" svg:y="8.1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343cm" svg:y="8.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458cm" svg:y="8.9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343cm" svg:y="9.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458cm" svg:y="9.7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343cm" svg:y="10.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458cm" svg:y="10.6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343cm" svg:y="11.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458cm" svg:y="11.4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343cm" svg:y="11.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458cm" svg:y="12.2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343cm" svg:y="12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458cm" svg:y="13.1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343cm" svg:y="13.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458cm" svg:y="13.9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343cm" svg:y="14.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458cm" svg:y="14.7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343cm" svg:y="15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458cm" svg:y="1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343cm" svg:y="16.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458cm" svg:y="16.4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343cm" svg:y="16.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458cm" svg:y="17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343cm" svg:y="1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458cm" svg:y="18.0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343cm" svg:y="18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458cm" svg:y="18.9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343cm" svg:y="19.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458cm" svg:y="19.7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343cm" svg:y="20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458cm" svg:y="2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343cm" svg:y="21.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458cm" svg:y="21.4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343cm" svg:y="21.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458cm" svg:y="22.2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343cm" svg:y="22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458cm" svg:y="23.0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343cm" svg:y="23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458cm" svg:y="23.8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343cm" svg:y="24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458cm" svg:y="24.7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343cm" svg:y="25.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458cm" svg:y="25.5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343cm" svg:y="26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458cm" svg:y="26.3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343cm" svg:y="26.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458cm" svg:y="27.215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0.5cm" svg:height="26.522cm" svg:x="13.871cm" svg:y="1.1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5cm" svg:height="0.83cm" svg:x="13.871cm" svg:y="1.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986cm" svg:y="1.4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871cm" svg:y="2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986cm" svg:y="2.3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871cm" svg:y="2.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986cm" svg:y="3.1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871cm" svg:y="3.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986cm" svg:y="3.9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871cm" svg:y="4.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986cm" svg:y="4.8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871cm" svg:y="5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986cm" svg:y="5.6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871cm" svg:y="6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986cm" svg:y="6.4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871cm" svg:y="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986cm" svg:y="7.2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871cm" svg:y="7.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986cm" svg:y="8.1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871cm" svg:y="8.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986cm" svg:y="8.9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871cm" svg:y="9.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986cm" svg:y="9.7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871cm" svg:y="10.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986cm" svg:y="10.6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871cm" svg:y="11.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986cm" svg:y="11.4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871cm" svg:y="11.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986cm" svg:y="12.2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871cm" svg:y="12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986cm" svg:y="13.1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871cm" svg:y="13.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986cm" svg:y="13.9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871cm" svg:y="14.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986cm" svg:y="14.7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871cm" svg:y="15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986cm" svg:y="1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871cm" svg:y="16.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986cm" svg:y="16.4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871cm" svg:y="16.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986cm" svg:y="17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871cm" svg:y="1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986cm" svg:y="18.0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871cm" svg:y="18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986cm" svg:y="18.9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871cm" svg:y="19.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986cm" svg:y="19.7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871cm" svg:y="20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986cm" svg:y="2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871cm" svg:y="21.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986cm" svg:y="21.4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871cm" svg:y="21.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986cm" svg:y="22.2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871cm" svg:y="22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986cm" svg:y="23.0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871cm" svg:y="23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986cm" svg:y="23.8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871cm" svg:y="24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986cm" svg:y="24.7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871cm" svg:y="25.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986cm" svg:y="25.5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871cm" svg:y="26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986cm" svg:y="26.3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3.871cm" svg:y="26.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3.986cm" svg:y="27.215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0.5cm" svg:height="26.522cm" svg:x="14.399cm" svg:y="1.1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5cm" svg:height="0.83cm" svg:x="14.399cm" svg:y="1.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4.514cm" svg:y="1.4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399cm" svg:y="2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4.514cm" svg:y="2.3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399cm" svg:y="2.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4.514cm" svg:y="3.1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399cm" svg:y="3.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4.514cm" svg:y="3.9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399cm" svg:y="4.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4.514cm" svg:y="4.8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399cm" svg:y="5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4.514cm" svg:y="5.6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399cm" svg:y="6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4.514cm" svg:y="6.4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399cm" svg:y="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4.514cm" svg:y="7.2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399cm" svg:y="7.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4.514cm" svg:y="8.1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399cm" svg:y="8.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4.514cm" svg:y="8.9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399cm" svg:y="9.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4.514cm" svg:y="9.7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399cm" svg:y="10.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4.514cm" svg:y="10.6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399cm" svg:y="11.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4.514cm" svg:y="11.4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399cm" svg:y="11.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4.514cm" svg:y="12.2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399cm" svg:y="12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4.514cm" svg:y="13.1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399cm" svg:y="13.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4.514cm" svg:y="13.9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399cm" svg:y="14.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4.514cm" svg:y="14.7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399cm" svg:y="15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4.514cm" svg:y="1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399cm" svg:y="16.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4.514cm" svg:y="16.4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399cm" svg:y="16.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4.514cm" svg:y="17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399cm" svg:y="1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4.514cm" svg:y="18.0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399cm" svg:y="18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4.514cm" svg:y="18.9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399cm" svg:y="19.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4.514cm" svg:y="19.7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399cm" svg:y="20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4.514cm" svg:y="2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399cm" svg:y="21.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4.514cm" svg:y="21.4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399cm" svg:y="21.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4.514cm" svg:y="22.2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399cm" svg:y="22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4.514cm" svg:y="23.0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399cm" svg:y="23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4.514cm" svg:y="23.8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399cm" svg:y="24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4.514cm" svg:y="24.7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399cm" svg:y="25.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4.514cm" svg:y="25.5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399cm" svg:y="26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4.514cm" svg:y="26.3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399cm" svg:y="26.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4.514cm" svg:y="27.215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0.5cm" svg:height="26.522cm" svg:x="14.927cm" svg:y="1.1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5cm" svg:height="0.83cm" svg:x="14.927cm" svg:y="1.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042cm" svg:y="1.4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927cm" svg:y="2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042cm" svg:y="2.3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927cm" svg:y="2.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042cm" svg:y="3.1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927cm" svg:y="3.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042cm" svg:y="3.9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927cm" svg:y="4.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042cm" svg:y="4.8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927cm" svg:y="5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042cm" svg:y="5.6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927cm" svg:y="6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042cm" svg:y="6.4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927cm" svg:y="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042cm" svg:y="7.2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927cm" svg:y="7.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042cm" svg:y="8.1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927cm" svg:y="8.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042cm" svg:y="8.9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927cm" svg:y="9.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042cm" svg:y="9.7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927cm" svg:y="10.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042cm" svg:y="10.6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927cm" svg:y="11.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042cm" svg:y="11.4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927cm" svg:y="11.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042cm" svg:y="12.2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927cm" svg:y="12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042cm" svg:y="13.1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927cm" svg:y="13.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042cm" svg:y="13.9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927cm" svg:y="14.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042cm" svg:y="14.7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927cm" svg:y="15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042cm" svg:y="1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927cm" svg:y="16.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042cm" svg:y="16.4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927cm" svg:y="16.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042cm" svg:y="17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927cm" svg:y="1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042cm" svg:y="18.0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927cm" svg:y="18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042cm" svg:y="18.9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927cm" svg:y="19.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042cm" svg:y="19.7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927cm" svg:y="20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042cm" svg:y="2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927cm" svg:y="21.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042cm" svg:y="21.4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927cm" svg:y="21.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042cm" svg:y="22.2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927cm" svg:y="22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042cm" svg:y="23.0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927cm" svg:y="23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042cm" svg:y="23.8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927cm" svg:y="24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042cm" svg:y="24.7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927cm" svg:y="25.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042cm" svg:y="25.5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927cm" svg:y="26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042cm" svg:y="26.3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4.927cm" svg:y="26.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042cm" svg:y="27.215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0.5cm" svg:height="26.522cm" svg:x="15.455cm" svg:y="1.1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5cm" svg:height="0.83cm" svg:x="15.455cm" svg:y="1.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57cm" svg:y="1.4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455cm" svg:y="2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57cm" svg:y="2.3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455cm" svg:y="2.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57cm" svg:y="3.1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455cm" svg:y="3.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57cm" svg:y="3.9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455cm" svg:y="4.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57cm" svg:y="4.8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455cm" svg:y="5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57cm" svg:y="5.6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455cm" svg:y="6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57cm" svg:y="6.4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455cm" svg:y="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57cm" svg:y="7.2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455cm" svg:y="7.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57cm" svg:y="8.1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455cm" svg:y="8.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57cm" svg:y="8.9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455cm" svg:y="9.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57cm" svg:y="9.7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455cm" svg:y="10.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57cm" svg:y="10.6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455cm" svg:y="11.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57cm" svg:y="11.4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455cm" svg:y="11.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57cm" svg:y="12.2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455cm" svg:y="12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57cm" svg:y="13.1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455cm" svg:y="13.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57cm" svg:y="13.9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455cm" svg:y="14.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57cm" svg:y="14.7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455cm" svg:y="15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57cm" svg:y="1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455cm" svg:y="16.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57cm" svg:y="16.4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455cm" svg:y="16.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57cm" svg:y="17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455cm" svg:y="1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57cm" svg:y="18.0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455cm" svg:y="18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57cm" svg:y="18.9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455cm" svg:y="19.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57cm" svg:y="19.7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455cm" svg:y="20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57cm" svg:y="2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455cm" svg:y="21.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57cm" svg:y="21.4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455cm" svg:y="21.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57cm" svg:y="22.2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455cm" svg:y="22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57cm" svg:y="23.0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455cm" svg:y="23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57cm" svg:y="23.8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455cm" svg:y="24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57cm" svg:y="24.7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455cm" svg:y="25.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57cm" svg:y="25.5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455cm" svg:y="26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57cm" svg:y="26.3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455cm" svg:y="26.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5.57cm" svg:y="27.215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0.5cm" svg:height="26.522cm" svg:x="15.983cm" svg:y="1.1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5cm" svg:height="0.83cm" svg:x="15.983cm" svg:y="1.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098cm" svg:y="1.4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983cm" svg:y="2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098cm" svg:y="2.3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983cm" svg:y="2.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098cm" svg:y="3.1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983cm" svg:y="3.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098cm" svg:y="3.9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983cm" svg:y="4.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098cm" svg:y="4.8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983cm" svg:y="5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098cm" svg:y="5.6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983cm" svg:y="6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098cm" svg:y="6.4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983cm" svg:y="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098cm" svg:y="7.2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983cm" svg:y="7.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098cm" svg:y="8.1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983cm" svg:y="8.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098cm" svg:y="8.9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983cm" svg:y="9.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098cm" svg:y="9.7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983cm" svg:y="10.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098cm" svg:y="10.6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983cm" svg:y="11.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098cm" svg:y="11.4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983cm" svg:y="11.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098cm" svg:y="12.2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983cm" svg:y="12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098cm" svg:y="13.1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983cm" svg:y="13.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098cm" svg:y="13.9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983cm" svg:y="14.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098cm" svg:y="14.7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983cm" svg:y="15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098cm" svg:y="1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983cm" svg:y="16.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098cm" svg:y="16.4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983cm" svg:y="16.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098cm" svg:y="17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983cm" svg:y="1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098cm" svg:y="18.0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983cm" svg:y="18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098cm" svg:y="18.9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983cm" svg:y="19.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098cm" svg:y="19.7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983cm" svg:y="20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098cm" svg:y="2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983cm" svg:y="21.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098cm" svg:y="21.4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983cm" svg:y="21.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098cm" svg:y="22.2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983cm" svg:y="22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098cm" svg:y="23.0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983cm" svg:y="23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098cm" svg:y="23.8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983cm" svg:y="24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098cm" svg:y="24.7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983cm" svg:y="25.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098cm" svg:y="25.5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983cm" svg:y="26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098cm" svg:y="26.3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5.983cm" svg:y="26.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098cm" svg:y="27.215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0.5cm" svg:height="26.522cm" svg:x="16.511cm" svg:y="1.1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5cm" svg:height="0.83cm" svg:x="16.511cm" svg:y="1.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626cm" svg:y="1.4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6.511cm" svg:y="2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626cm" svg:y="2.3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6.511cm" svg:y="2.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626cm" svg:y="3.1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6.511cm" svg:y="3.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626cm" svg:y="3.9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6.511cm" svg:y="4.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626cm" svg:y="4.8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6.511cm" svg:y="5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626cm" svg:y="5.6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6.511cm" svg:y="6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626cm" svg:y="6.4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6.511cm" svg:y="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626cm" svg:y="7.2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6.511cm" svg:y="7.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626cm" svg:y="8.1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6.511cm" svg:y="8.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626cm" svg:y="8.9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6.511cm" svg:y="9.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626cm" svg:y="9.7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6.511cm" svg:y="10.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626cm" svg:y="10.6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6.511cm" svg:y="11.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626cm" svg:y="11.4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6.511cm" svg:y="11.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626cm" svg:y="12.2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6.511cm" svg:y="12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626cm" svg:y="13.1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6.511cm" svg:y="13.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626cm" svg:y="13.9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6.511cm" svg:y="14.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626cm" svg:y="14.7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6.511cm" svg:y="15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626cm" svg:y="1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6.511cm" svg:y="16.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626cm" svg:y="16.4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6.511cm" svg:y="16.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626cm" svg:y="17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6.511cm" svg:y="1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626cm" svg:y="18.0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6.511cm" svg:y="18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626cm" svg:y="18.9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6.511cm" svg:y="19.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626cm" svg:y="19.7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6.511cm" svg:y="20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626cm" svg:y="2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6.511cm" svg:y="21.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626cm" svg:y="21.4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6.511cm" svg:y="21.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626cm" svg:y="22.2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6.511cm" svg:y="22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626cm" svg:y="23.0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6.511cm" svg:y="23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626cm" svg:y="23.8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6.511cm" svg:y="24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626cm" svg:y="24.7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6.511cm" svg:y="25.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626cm" svg:y="25.5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6.511cm" svg:y="26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626cm" svg:y="26.3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6.511cm" svg:y="26.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6.626cm" svg:y="27.215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0.5cm" svg:height="26.522cm" svg:x="17.039cm" svg:y="1.1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5cm" svg:height="0.83cm" svg:x="17.039cm" svg:y="1.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154cm" svg:y="1.4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039cm" svg:y="2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154cm" svg:y="2.3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039cm" svg:y="2.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154cm" svg:y="3.1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039cm" svg:y="3.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154cm" svg:y="3.9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039cm" svg:y="4.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154cm" svg:y="4.8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039cm" svg:y="5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154cm" svg:y="5.6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039cm" svg:y="6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154cm" svg:y="6.4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039cm" svg:y="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154cm" svg:y="7.2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039cm" svg:y="7.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154cm" svg:y="8.1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039cm" svg:y="8.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154cm" svg:y="8.9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039cm" svg:y="9.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154cm" svg:y="9.7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039cm" svg:y="10.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154cm" svg:y="10.6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039cm" svg:y="11.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154cm" svg:y="11.4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039cm" svg:y="11.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154cm" svg:y="12.2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039cm" svg:y="12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154cm" svg:y="13.1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039cm" svg:y="13.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154cm" svg:y="13.9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039cm" svg:y="14.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154cm" svg:y="14.7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039cm" svg:y="15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154cm" svg:y="1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039cm" svg:y="16.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154cm" svg:y="16.4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039cm" svg:y="16.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154cm" svg:y="17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039cm" svg:y="1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154cm" svg:y="18.0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039cm" svg:y="18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154cm" svg:y="18.9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039cm" svg:y="19.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154cm" svg:y="19.7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039cm" svg:y="20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154cm" svg:y="2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039cm" svg:y="21.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154cm" svg:y="21.4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039cm" svg:y="21.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154cm" svg:y="22.2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039cm" svg:y="22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154cm" svg:y="23.0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039cm" svg:y="23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154cm" svg:y="23.8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039cm" svg:y="24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154cm" svg:y="24.7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039cm" svg:y="25.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154cm" svg:y="25.5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039cm" svg:y="26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154cm" svg:y="26.3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039cm" svg:y="26.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154cm" svg:y="27.215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0.5cm" svg:height="26.522cm" svg:x="17.567cm" svg:y="1.1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5cm" svg:height="0.83cm" svg:x="17.567cm" svg:y="1.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682cm" svg:y="1.4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567cm" svg:y="2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682cm" svg:y="2.3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567cm" svg:y="2.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682cm" svg:y="3.1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567cm" svg:y="3.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682cm" svg:y="3.9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567cm" svg:y="4.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682cm" svg:y="4.8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567cm" svg:y="5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682cm" svg:y="5.6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567cm" svg:y="6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682cm" svg:y="6.4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567cm" svg:y="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682cm" svg:y="7.2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567cm" svg:y="7.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682cm" svg:y="8.1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567cm" svg:y="8.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682cm" svg:y="8.9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567cm" svg:y="9.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682cm" svg:y="9.7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567cm" svg:y="10.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682cm" svg:y="10.6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567cm" svg:y="11.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682cm" svg:y="11.4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567cm" svg:y="11.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682cm" svg:y="12.2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567cm" svg:y="12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682cm" svg:y="13.1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567cm" svg:y="13.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682cm" svg:y="13.9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567cm" svg:y="14.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682cm" svg:y="14.7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567cm" svg:y="15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682cm" svg:y="1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567cm" svg:y="16.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682cm" svg:y="16.4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567cm" svg:y="16.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682cm" svg:y="17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567cm" svg:y="1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682cm" svg:y="18.0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567cm" svg:y="18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682cm" svg:y="18.9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567cm" svg:y="19.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682cm" svg:y="19.7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567cm" svg:y="20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682cm" svg:y="2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567cm" svg:y="21.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682cm" svg:y="21.4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567cm" svg:y="21.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682cm" svg:y="22.2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567cm" svg:y="22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682cm" svg:y="23.0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567cm" svg:y="23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682cm" svg:y="23.8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567cm" svg:y="24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682cm" svg:y="24.7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567cm" svg:y="25.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682cm" svg:y="25.5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567cm" svg:y="26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682cm" svg:y="26.3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7.567cm" svg:y="26.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7.682cm" svg:y="27.215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0.5cm" svg:height="26.522cm" svg:x="18.1cm" svg:y="1.1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5cm" svg:height="0.83cm" svg:x="18.1cm" svg:y="1.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215cm" svg:y="1.4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1cm" svg:y="2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215cm" svg:y="2.3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1cm" svg:y="2.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215cm" svg:y="3.1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1cm" svg:y="3.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215cm" svg:y="3.9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1cm" svg:y="4.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215cm" svg:y="4.8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1cm" svg:y="5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215cm" svg:y="5.6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1cm" svg:y="6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215cm" svg:y="6.4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1cm" svg:y="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215cm" svg:y="7.2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1cm" svg:y="7.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215cm" svg:y="8.1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1cm" svg:y="8.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215cm" svg:y="8.9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1cm" svg:y="9.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215cm" svg:y="9.7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1cm" svg:y="10.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215cm" svg:y="10.6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1cm" svg:y="11.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215cm" svg:y="11.4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1cm" svg:y="11.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215cm" svg:y="12.2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1cm" svg:y="12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215cm" svg:y="13.1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1cm" svg:y="13.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215cm" svg:y="13.9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1cm" svg:y="14.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215cm" svg:y="14.7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1cm" svg:y="15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215cm" svg:y="1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1cm" svg:y="16.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215cm" svg:y="16.4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1cm" svg:y="16.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215cm" svg:y="17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1cm" svg:y="1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215cm" svg:y="18.0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1cm" svg:y="18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215cm" svg:y="18.9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1cm" svg:y="19.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215cm" svg:y="19.7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1cm" svg:y="20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215cm" svg:y="2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1cm" svg:y="21.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215cm" svg:y="21.4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1cm" svg:y="21.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215cm" svg:y="22.2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1cm" svg:y="22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215cm" svg:y="23.0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1cm" svg:y="23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215cm" svg:y="23.8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1cm" svg:y="24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215cm" svg:y="24.7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1cm" svg:y="25.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215cm" svg:y="25.5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1cm" svg:y="26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215cm" svg:y="26.3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1cm" svg:y="26.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215cm" svg:y="27.215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0.5cm" svg:height="26.522cm" svg:x="18.628cm" svg:y="1.1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5cm" svg:height="0.83cm" svg:x="18.628cm" svg:y="1.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743cm" svg:y="1.4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628cm" svg:y="2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743cm" svg:y="2.3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628cm" svg:y="2.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743cm" svg:y="3.1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628cm" svg:y="3.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743cm" svg:y="3.9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628cm" svg:y="4.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743cm" svg:y="4.8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628cm" svg:y="5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743cm" svg:y="5.6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628cm" svg:y="6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743cm" svg:y="6.4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628cm" svg:y="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743cm" svg:y="7.2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628cm" svg:y="7.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743cm" svg:y="8.1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628cm" svg:y="8.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743cm" svg:y="8.9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628cm" svg:y="9.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743cm" svg:y="9.7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628cm" svg:y="10.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743cm" svg:y="10.6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628cm" svg:y="11.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743cm" svg:y="11.4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628cm" svg:y="11.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743cm" svg:y="12.2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628cm" svg:y="12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743cm" svg:y="13.1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628cm" svg:y="13.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743cm" svg:y="13.9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628cm" svg:y="14.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743cm" svg:y="14.7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628cm" svg:y="15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743cm" svg:y="1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628cm" svg:y="16.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743cm" svg:y="16.4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628cm" svg:y="16.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743cm" svg:y="17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628cm" svg:y="1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743cm" svg:y="18.0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628cm" svg:y="18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743cm" svg:y="18.9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628cm" svg:y="19.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743cm" svg:y="19.7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628cm" svg:y="20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743cm" svg:y="2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628cm" svg:y="21.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743cm" svg:y="21.4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628cm" svg:y="21.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743cm" svg:y="22.2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628cm" svg:y="22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743cm" svg:y="23.0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628cm" svg:y="23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743cm" svg:y="23.8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628cm" svg:y="24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743cm" svg:y="24.7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628cm" svg:y="25.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743cm" svg:y="25.5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628cm" svg:y="26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743cm" svg:y="26.3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8.628cm" svg:y="26.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8.743cm" svg:y="27.215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0.5cm" svg:height="26.522cm" svg:x="19.156cm" svg:y="1.1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5cm" svg:height="0.83cm" svg:x="19.156cm" svg:y="1.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9.271cm" svg:y="1.4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9.156cm" svg:y="2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9.271cm" svg:y="2.3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9.156cm" svg:y="2.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9.271cm" svg:y="3.1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9.156cm" svg:y="3.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9.271cm" svg:y="3.9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9.156cm" svg:y="4.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9.271cm" svg:y="4.8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9.156cm" svg:y="5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9.271cm" svg:y="5.6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9.156cm" svg:y="6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9.271cm" svg:y="6.4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9.156cm" svg:y="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9.271cm" svg:y="7.2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9.156cm" svg:y="7.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9.271cm" svg:y="8.1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9.156cm" svg:y="8.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9.271cm" svg:y="8.9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9.156cm" svg:y="9.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9.271cm" svg:y="9.7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9.156cm" svg:y="10.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9.271cm" svg:y="10.6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9.156cm" svg:y="11.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9.271cm" svg:y="11.4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9.156cm" svg:y="11.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9.271cm" svg:y="12.2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9.156cm" svg:y="12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9.271cm" svg:y="13.1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9.156cm" svg:y="13.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9.271cm" svg:y="13.9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9.156cm" svg:y="14.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9.271cm" svg:y="14.7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9.156cm" svg:y="15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9.271cm" svg:y="1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9.156cm" svg:y="16.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9.271cm" svg:y="16.4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9.156cm" svg:y="16.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9.271cm" svg:y="17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9.156cm" svg:y="1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9.271cm" svg:y="18.0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9.156cm" svg:y="18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9.271cm" svg:y="18.9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9.156cm" svg:y="19.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9.271cm" svg:y="19.7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9.156cm" svg:y="20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9.271cm" svg:y="2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9.156cm" svg:y="21.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9.271cm" svg:y="21.4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9.156cm" svg:y="21.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9.271cm" svg:y="22.2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9.156cm" svg:y="22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9.271cm" svg:y="23.0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9.156cm" svg:y="23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9.271cm" svg:y="23.8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9.156cm" svg:y="24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9.271cm" svg:y="24.7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9.156cm" svg:y="25.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9.271cm" svg:y="25.5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9.156cm" svg:y="26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9.271cm" svg:y="26.3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0.83cm" svg:x="19.156cm" svg:y="26.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27cm" svg:height="0.24cm" svg:x="19.271cm" svg:y="27.215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3" draw:layer="layout" svg:width="11cm" svg:height="0.962cm" svg:x="1.15cm" svg:y="27.738cm">
          <draw:text-box>
            <text:p>SK6805_2427 120-PPM 5MM</text:p>
          </draw:text-box>
        </draw:frame>
        <draw:frame draw:style-name="gr4" draw:text-style-name="P3" draw:layer="layout" svg:width="11cm" svg:height="0.962cm" svg:x="11.15cm" svg:y="27.738cm">
          <draw:text-box>
            <text:p>SK6805_2427 120-PPM 5M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6T10:09:33.622000000</meta:creation-date>
    <dc:date>2017-06-29T16:08:40.957000000</dc:date>
    <meta:editing-duration>PT21M15S</meta:editing-duration>
    <meta:editing-cycles>7</meta:editing-cycles>
    <meta:generator>LibreOffice/5.2.0.4$Windows_x86 LibreOffice_project/066b007f5ebcc236395c7d282ba488bca6720265</meta:generator>
    <meta:print-date>2017-06-29T16:02:45.661000000</meta:print-date>
    <meta:document-statistic meta:object-count="3397"/>
  </office:meta>
</office:document-meta>
</file>